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# sliceNo dist warp_x <text:s/>warp_y <text:s/>warpMagnitude <text:s/>DC_CT <text:s/>DC_CT_opti <text:s/>DC_MR <text:s/>DC_MR_opti <text:s/>DC_MR_CT-COM <text:s/>DC_MR_opti_CT-COM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-0.1032" calcext:value-type="float">
            <text:p>-0.1032</text:p>
          </table:table-cell>
          <table:table-cell office:value-type="float" office:value="-1.1191" calcext:value-type="float">
            <text:p>-1.1191</text:p>
          </table:table-cell>
          <table:table-cell office:value-type="float" office:value="1.1239" calcext:value-type="float">
            <text:p>1.1239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5908" calcext:value-type="float">
            <text:p>0.59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82" calcext:value-type="float">
            <text:p>-182</text:p>
          </table:table-cell>
          <table:table-cell office:value-type="float" office:value="-0.1192" calcext:value-type="float">
            <text:p>-0.1192</text:p>
          </table:table-cell>
          <table:table-cell office:value-type="float" office:value="-1.1175" calcext:value-type="float">
            <text:p>-1.1175</text:p>
          </table:table-cell>
          <table:table-cell office:value-type="float" office:value="1.1238" calcext:value-type="float">
            <text:p>1.1238</text:p>
          </table:table-cell>
          <table:table-cell table:number-columns-repeated="2" office:value-type="float" office:value="0.9932" calcext:value-type="float">
            <text:p>0.9932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5968" calcext:value-type="float">
            <text:p>0.59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81" calcext:value-type="float">
            <text:p>-181</text:p>
          </table:table-cell>
          <table:table-cell office:value-type="float" office:value="-0.1265" calcext:value-type="float">
            <text:p>-0.1265</text:p>
          </table:table-cell>
          <table:table-cell office:value-type="float" office:value="-1.1149" calcext:value-type="float">
            <text:p>-1.1149</text:p>
          </table:table-cell>
          <table:table-cell office:value-type="float" office:value="1.122" calcext:value-type="float">
            <text:p>1.122</text:p>
          </table:table-cell>
          <table:table-cell table:number-columns-repeated="2" office:value-type="float" office:value="0.9922" calcext:value-type="float">
            <text:p>0.9922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049" calcext:value-type="float">
            <text:p>0.604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12" calcext:value-type="float">
            <text:p>-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6894" calcext:value-type="float">
            <text:p>-0.6894</text:p>
          </table:table-cell>
          <table:table-cell office:value-type="float" office:value="0.6894" calcext:value-type="float">
            <text:p>0.6894</text:p>
          </table:table-cell>
          <table:table-cell table:number-columns-repeated="2" office:value-type="float" office:value="0.9883" calcext:value-type="float">
            <text:p>0.9883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548" calcext:value-type="float">
            <text:p>0.754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0.6828" calcext:value-type="float">
            <text:p>0.6828</text:p>
          </table:table-cell>
          <table:table-cell table:number-columns-repeated="2" office:value-type="float" office:value="0.9847" calcext:value-type="float">
            <text:p>0.9847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7554" calcext:value-type="float">
            <text:p>0.755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543" calcext:value-type="float">
            <text:p>0.954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39" calcext:value-type="float">
            <text:p>0.953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7094" calcext:value-type="float">
            <text:p>-0.7094</text:p>
          </table:table-cell>
          <table:table-cell office:value-type="float" office:value="0.7104" calcext:value-type="float">
            <text:p>0.7104</text:p>
          </table:table-cell>
          <table:table-cell table:number-columns-repeated="2" office:value-type="float" office:value="0.9834" calcext:value-type="float">
            <text:p>0.9834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7052" calcext:value-type="float">
            <text:p>-0.7052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4" calcext:value-type="float">
            <text:p>0.954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office:value-type="float" office:value="0.3212" calcext:value-type="float">
            <text:p>0.3212</text:p>
          </table:table-cell>
          <table:table-cell office:value-type="float" office:value="-0.8604" calcext:value-type="float">
            <text:p>-0.8604</text:p>
          </table:table-cell>
          <table:table-cell office:value-type="float" office:value="0.9184" calcext:value-type="float">
            <text:p>0.9184</text:p>
          </table:table-cell>
          <table:table-cell table:number-columns-repeated="2" office:value-type="float" office:value="0.9843" calcext:value-type="float">
            <text:p>0.9843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0.4215" calcext:value-type="float">
            <text:p>0.4215</text:p>
          </table:table-cell>
          <table:table-cell office:value-type="float" office:value="-1.1644" calcext:value-type="float">
            <text:p>-1.1644</text:p>
          </table:table-cell>
          <table:table-cell office:value-type="float" office:value="1.2383" calcext:value-type="float">
            <text:p>1.2383</text:p>
          </table:table-cell>
          <table:table-cell table:number-columns-repeated="2" office:value-type="float" office:value="0.9859" calcext:value-type="float">
            <text:p>0.9859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64" calcext:value-type="float">
            <text:p>0.986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7" calcext:value-type="float">
            <text:p>0.987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7" calcext:value-type="float">
            <text:p>0.989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1" calcext:value-type="float">
            <text:p>0.98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" calcext:value-type="float">
            <text:p>0.9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3" calcext:value-type="float">
            <text:p>0.987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8" calcext:value-type="float">
            <text:p>0.991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0.3916" calcext:value-type="float">
            <text:p>0.3916</text:p>
          </table:table-cell>
          <table:table-cell office:value-type="float" office:value="-2.0083" calcext:value-type="float">
            <text:p>-2.0083</text:p>
          </table:table-cell>
          <table:table-cell office:value-type="float" office:value="2.0461" calcext:value-type="float">
            <text:p>2.0461</text:p>
          </table:table-cell>
          <table:table-cell table:number-columns-repeated="2" office:value-type="float" office:value="0.9868" calcext:value-type="float">
            <text:p>0.986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float" office:value="0.3627" calcext:value-type="float">
            <text:p>0.3627</text:p>
          </table:table-cell>
          <table:table-cell office:value-type="float" office:value="-1.9906" calcext:value-type="float">
            <text:p>-1.9906</text:p>
          </table:table-cell>
          <table:table-cell office:value-type="float" office:value="2.0233" calcext:value-type="float">
            <text:p>2.0233</text:p>
          </table:table-cell>
          <table:table-cell table:number-columns-repeated="2" office:value-type="float" office:value="0.9933" calcext:value-type="float">
            <text:p>0.9933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office:value-type="float" office:value="0.1105" calcext:value-type="float">
            <text:p>0.1105</text:p>
          </table:table-cell>
          <table:table-cell office:value-type="float" office:value="-0.2561" calcext:value-type="float">
            <text:p>-0.2561</text:p>
          </table:table-cell>
          <table:table-cell office:value-type="float" office:value="0.2789" calcext:value-type="float">
            <text:p>0.2789</text:p>
          </table:table-cell>
          <table:table-cell table:number-columns-repeated="2" office:value-type="float" office:value="0.9862" calcext:value-type="float">
            <text:p>0.986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864" calcext:value-type="float">
            <text:p>0.8864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0.117" calcext:value-type="float">
            <text:p>0.117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2877" calcext:value-type="float">
            <text:p>0.2877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12" calcext:value-type="float">
            <text:p>212</text:p>
          </table:table-cell>
          <table:table-cell office:value-type="float" office:value="0.1237" calcext:value-type="float">
            <text:p>0.1237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2747" calcext:value-type="float">
            <text:p>0.2747</text:p>
          </table:table-cell>
          <table:table-cell table:number-columns-repeated="2" office:value-type="float" office:value="0.9944" calcext:value-type="float">
            <text:p>0.994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894" calcext:value-type="float">
            <text:p>0.8894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2.9381" calcext:value-type="float">
            <text:p>2.9381</text:p>
          </table:table-cell>
          <table:table-cell office:value-type="float" office:value="0.4266" calcext:value-type="float">
            <text:p>0.4266</text:p>
          </table:table-cell>
          <table:table-cell office:value-type="float" office:value="2.9689" calcext:value-type="float">
            <text:p>2.9689</text:p>
          </table:table-cell>
          <table:table-cell table:number-columns-repeated="2" office:value-type="float" office:value="0.9486" calcext:value-type="float">
            <text:p>0.948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2.9369" calcext:value-type="float">
            <text:p>2.9369</text:p>
          </table:table-cell>
          <table:table-cell office:value-type="float" office:value="0.4257" calcext:value-type="float">
            <text:p>0.4257</text:p>
          </table:table-cell>
          <table:table-cell office:value-type="float" office:value="2.9676" calcext:value-type="float">
            <text:p>2.9676</text:p>
          </table:table-cell>
          <table:table-cell table:number-columns-repeated="2" office:value-type="float" office:value="0.9517" calcext:value-type="float">
            <text:p>0.951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59" calcext:value-type="float">
            <text:p>-359</text:p>
          </table:table-cell>
          <table:table-cell office:value-type="float" office:value="2.9411" calcext:value-type="float">
            <text:p>2.9411</text:p>
          </table:table-cell>
          <table:table-cell office:value-type="float" office:value="0.4186" calcext:value-type="float">
            <text:p>0.4186</text:p>
          </table:table-cell>
          <table:table-cell office:value-type="float" office:value="2.9707" calcext:value-type="float">
            <text:p>2.9707</text:p>
          </table:table-cell>
          <table:table-cell table:number-columns-repeated="2" office:value-type="float" office:value="0.9537" calcext:value-type="float">
            <text:p>0.9537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296" calcext:value-type="float">
            <text:p>0.029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-10" calcext:value-type="float">
            <text:p>-10</text:p>
          </table:table-cell>
          <table:table-cell office:value-type="float" office:value="-0.2055" calcext:value-type="float">
            <text:p>-0.2055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2082" calcext:value-type="float">
            <text:p>0.2082</text:p>
          </table:table-cell>
          <table:table-cell table:number-columns-repeated="2" office:value-type="float" office:value="0.9869" calcext:value-type="float">
            <text:p>0.9869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074" calcext:value-type="float">
            <text:p>0.907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-9" calcext:value-type="float">
            <text:p>-9</text:p>
          </table:table-cell>
          <table:table-cell office:value-type="float" office:value="-0.2222" calcext:value-type="float">
            <text:p>-0.222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2228" calcext:value-type="float">
            <text:p>0.2228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913" calcext:value-type="float">
            <text:p>0.91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159" calcext:value-type="float">
            <text:p>0.915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164" calcext:value-type="float">
            <text:p>0.916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8983" calcext:value-type="float">
            <text:p>0.898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9005" calcext:value-type="float">
            <text:p>0.900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9069" calcext:value-type="float">
            <text:p>0.906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116" calcext:value-type="float">
            <text:p>0.911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9131" calcext:value-type="float">
            <text:p>0.913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9008" calcext:value-type="float">
            <text:p>0.900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9012" calcext:value-type="float">
            <text:p>0.901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021" calcext:value-type="float">
            <text:p>0.902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9014" calcext:value-type="float">
            <text:p>0.901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9002" calcext:value-type="float">
            <text:p>0.90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9029" calcext:value-type="float">
            <text:p>0.902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047" calcext:value-type="float">
            <text:p>0.904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9073" calcext:value-type="float">
            <text:p>0.90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124" calcext:value-type="float">
            <text:p>0.912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6" calcext:value-type="float">
            <text:p>0.626</text:p>
          </table:table-cell>
          <table:table-cell office:value-type="float" office:value="0.9173" calcext:value-type="float">
            <text:p>0.91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9219" calcext:value-type="float">
            <text:p>0.921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9275" calcext:value-type="float">
            <text:p>0.92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-0.2514" calcext:value-type="float">
            <text:p>-0.2514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2807" calcext:value-type="float">
            <text:p>0.2807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161" calcext:value-type="float">
            <text:p>0.9161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-0.2189" calcext:value-type="float">
            <text:p>-0.218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2483" calcext:value-type="float">
            <text:p>0.2483</text:p>
          </table:table-cell>
          <table:table-cell table:number-columns-repeated="2" office:value-type="float" office:value="0.9866" calcext:value-type="float">
            <text:p>0.9866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207" calcext:value-type="float">
            <text:p>0.920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248" calcext:value-type="float">
            <text:p>248</text:p>
          </table:table-cell>
          <table:table-cell office:value-type="float" office:value="3.0734" calcext:value-type="float">
            <text:p>3.0734</text:p>
          </table:table-cell>
          <table:table-cell office:value-type="float" office:value="0.7794" calcext:value-type="float">
            <text:p>0.7794</text:p>
          </table:table-cell>
          <table:table-cell office:value-type="float" office:value="3.1707" calcext:value-type="float">
            <text:p>3.1707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3594" calcext:value-type="float">
            <text:p>0.3594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3.1421" calcext:value-type="float">
            <text:p>3.1421</text:p>
          </table:table-cell>
          <table:table-cell office:value-type="float" office:value="0.7525" calcext:value-type="float">
            <text:p>0.7525</text:p>
          </table:table-cell>
          <table:table-cell office:value-type="float" office:value="3.2309" calcext:value-type="float">
            <text:p>3.2309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3.2212" calcext:value-type="float">
            <text:p>3.2212</text:p>
          </table:table-cell>
          <table:table-cell office:value-type="float" office:value="0.7379" calcext:value-type="float">
            <text:p>0.7379</text:p>
          </table:table-cell>
          <table:table-cell office:value-type="float" office:value="3.3047" calcext:value-type="float">
            <text:p>3.3047</text:p>
          </table:table-cell>
          <table:table-cell table:number-columns-repeated="2" office:value-type="float" office:value="0.9878" calcext:value-type="float">
            <text:p>0.9878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3063" calcext:value-type="float">
            <text:p>0.3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7:32:43.1147267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7-07-06T16:42:35.016556643</meta:creation-date>
    <dc:date>2017-08-09T17:46:43.275979234</dc:date>
    <meta:editing-duration>PT5H50M39S</meta:editing-duration>
    <meta:editing-cycles>10</meta:editing-cycles>
    <meta:generator>LibreOffice/5.0.3.2$Linux_X86_64 LibreOffice_project/00m0$Build-2</meta:generator>
    <dc:creator>David Blacher</dc:creator>
    <meta:document-statistic meta:table-count="1" meta:cell-count="655" meta:object-count="0"/>
  </office:meta>
</office:document-meta>
</file>